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5cm" svg:height="0.722cm" svg:x="1cm" svg:y="1.5cm">
            <text:p text:style-name="P1"><text:span text:style-name="T1">VOXB_COMPLAINT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.5cm" svg:height="3.778cm" svg:x="1cm" svg:y="2.222cm">
            <text:p text:style-name="P2"><text:span text:style-name="T2">COMPLAINTID</text:span></text:p>
            <text:p text:style-name="P2"><text:span text:style-name="T2">OFFENDER_INSTITUTIONNAME</text:span></text:p>
            <text:p text:style-name="P2"><text:span text:style-name="T2">OFFENDER_USERID</text:span></text:p>
            <text:p text:style-name="P2"><text:span text:style-name="T2">OFFENDING_ITEMID</text:span></text:p>
            <text:p text:style-name="P2"><text:span text:style-name="T2">COMPLAINANT_USERID</text:span></text:p>
            <text:p text:style-name="P2"><text:span text:style-name="T2">STATUS</text:span></text:p>
            <text:p text:style-name="P2"><text:span text:style-name="T2">CREATION_DATE</text:span></text:p>
            <draw:enhanced-geometry svg:viewBox="0 0 21600 21600" draw:type="rectangle" draw:enhanced-path="M 0 0 L 21600 0 21600 21600 0 21600 0 0 Z N"/>
          </draw:custom-shape>
        </draw:g>
        <draw:g draw:id="id2">
          <draw:custom-shape draw:style-name="gr1" draw:text-style-name="P1" draw:layer="layout" svg:width="6cm" svg:height="0.722cm" svg:x="13.5cm" svg:y="1.5cm">
            <text:p text:style-name="P1"><text:span text:style-name="T1">VOXB_INSTITUTION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cm" svg:height="3.778cm" svg:x="13.5cm" svg:y="2.222cm">
            <text:p text:style-name="P2"><text:span text:style-name="T2">INSTITUTIONNAME</text:span></text:p>
            <text:p text:style-name="P2"><text:span text:style-name="T2">CONTACTPERSON_NAME</text:span></text:p>
            <text:p text:style-name="P2"><text:span text:style-name="T2">CONTACTPERSON_EMAIL</text:span></text:p>
            <text:p text:style-name="P2"><text:span text:style-name="T2">CONTACTPERSON_PHONE</text:span></text:p>
            <text:p text:style-name="P2"><text:span text:style-name="T2">MODERATOR_NAME</text:span></text:p>
            <text:p text:style-name="P2"><text:span text:style-name="T2">MODERATOR_EMAIL</text:span></text:p>
            <text:p text:style-name="P2"><text:span text:style-name="T2">CREATION_DATE</text:span></text:p>
            <draw:enhanced-geometry svg:viewBox="0 0 21600 21600" draw:type="rectangle" draw:enhanced-path="M 0 0 L 21600 0 21600 21600 0 21600 0 0 Z N"/>
          </draw:custom-shape>
        </draw:g>
        <draw:g draw:id="id3">
          <draw:custom-shape draw:style-name="gr1" draw:text-style-name="P1" draw:layer="layout" svg:width="5cm" svg:height="0.722cm" svg:x="8cm" svg:y="14.5cm">
            <text:p text:style-name="P1"><text:span text:style-name="T1">VOXB_ITEM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cm" svg:height="3.778cm" svg:x="8cm" svg:y="15.222cm">
            <text:p text:style-name="P2"><text:span text:style-name="T2">ITEMIDENTIFIERVALUE</text:span></text:p>
            <text:p text:style-name="P2"><text:span text:style-name="T2">USERID</text:span></text:p>
            <text:p text:style-name="P2"><text:span text:style-name="T2">OBJECTID</text:span></text:p>
            <text:p text:style-name="P2"><text:span text:style-name="T2">RATING</text:span></text:p>
            <text:p text:style-name="P2"><text:span text:style-name="T2">CREATION_DATE</text:span></text:p>
            <text:p text:style-name="P2"><text:span text:style-name="T2">MODIFICATION_DATE</text:span></text:p>
            <text:p text:style-name="P2"><text:span text:style-name="T2">DISABLED</text:span></text:p>
            <draw:enhanced-geometry svg:viewBox="0 0 21600 21600" draw:type="rectangle" draw:enhanced-path="M 0 0 L 21600 0 21600 21600 0 21600 0 0 Z N"/>
          </draw:custom-shape>
        </draw:g>
        <draw:g draw:id="id5">
          <draw:custom-shape draw:style-name="gr1" draw:text-style-name="P1" draw:layer="layout" svg:width="4cm" svg:height="0.722cm" svg:x="12.5cm" svg:y="24cm">
            <text:p text:style-name="P1"><text:span text:style-name="T1">VOXB_LOCAL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cm" svg:height="2.778cm" svg:x="12.5cm" svg:y="24.722cm">
            <text:p text:style-name="P3">LOCALID</text:p>
            <text:p text:style-name="P3">ITEMID</text:p>
            <text:p text:style-name="P3">DATA</text:p>
            <text:p text:style-name="P3">TYPE</text:p>
            <text:p text:style-name="P3">ITEMTYPE</text:p>
            <draw:enhanced-geometry svg:viewBox="0 0 21600 21600" draw:type="rectangle" draw:enhanced-path="M 0 0 L 21600 0 21600 21600 0 21600 0 0 Z N"/>
          </draw:custom-shape>
        </draw:g>
        <draw:g draw:id="id8">
          <draw:custom-shape draw:style-name="gr1" draw:text-style-name="P1" draw:layer="layout" svg:width="4cm" svg:height="0.722cm" svg:x="16cm" svg:y="14cm">
            <text:p text:style-name="P1"><text:span text:style-name="T1">VOXB_LOG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cm" svg:height="6.778cm" svg:x="16cm" svg:y="14.722cm">
            <text:p text:style-name="P3">LOGID</text:p>
            <text:p text:style-name="P3">METHOD</text:p>
            <text:p text:style-name="P3">USERID</text:p>
            <text:p text:style-name="P3">P1</text:p>
            <text:p text:style-name="P3">P2</text:p>
            <text:p text:style-name="P3">P3</text:p>
            <text:p text:style-name="P3">P4</text:p>
            <text:p text:style-name="P3">P5</text:p>
            <text:p text:style-name="P3">P6</text:p>
            <text:p text:style-name="P3">P7</text:p>
            <text:p text:style-name="P3">TEXT</text:p>
            <text:p text:style-name="P3">ERROR</text:p>
            <text:p text:style-name="P3">DURATION</text:p>
            <text:p text:style-name="P3">CREATION_DATE</text:p>
            <draw:enhanced-geometry svg:viewBox="0 0 21600 21600" draw:type="rectangle" draw:enhanced-path="M 0 0 L 21600 0 21600 21600 0 21600 0 0 Z N"/>
          </draw:custom-shape>
        </draw:g>
        <draw:g draw:id="id4">
          <draw:custom-shape draw:style-name="gr1" draw:text-style-name="P1" draw:layer="layout" svg:width="5.5cm" svg:height="0.722cm" svg:x="1cm" svg:y="14cm">
            <text:p text:style-name="P1"><text:span text:style-name="T1">VOXB_OBJECT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.5cm" svg:height="4.778cm" svg:x="1cm" svg:y="14.722cm">
            <text:p text:style-name="P3">OBJECTID</text:p>
            <text:p text:style-name="P3">OBJECTIDENTIFIERVALUE</text:p>
            <text:p text:style-name="P3">OBJECTIDENTIFIERTYPE</text:p>
            <text:p text:style-name="P3">OBJECTTITLE</text:p>
            <text:p text:style-name="P3">OBJECTCONTRIBUTORS</text:p>
            <text:p text:style-name="P3">OBJECTPUBLICATIONYEAR</text:p>
            <text:p text:style-name="P3">OBJECTMATERIALTYPE</text:p>
            <text:p text:style-name="P3">CREATION_DATE</text:p>
            <text:p text:style-name="P3">MODIFICATION_DATE</text:p>
            <draw:enhanced-geometry svg:viewBox="0 0 21600 21600" draw:type="rectangle" draw:enhanced-path="M 0 0 L 21600 0 21600 21600 0 21600 0 0 Z N"/>
          </draw:custom-shape>
        </draw:g>
        <draw:g draw:id="id6">
          <draw:custom-shape draw:style-name="gr1" draw:text-style-name="P1" draw:layer="layout" svg:width="4cm" svg:height="0.722cm" svg:x="7.5cm" svg:y="24cm">
            <text:p text:style-name="P1"><text:span text:style-name="T1">VOXB_REVIEW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cm" svg:height="2.778cm" svg:x="7.5cm" svg:y="24.722cm">
            <text:p text:style-name="P3">REVIEWID</text:p>
            <text:p text:style-name="P3">ITEMID</text:p>
            <text:p text:style-name="P3">TITLE</text:p>
            <text:p text:style-name="P3">TYPE</text:p>
            <text:p text:style-name="P3">DATA</text:p>
            <draw:enhanced-geometry svg:viewBox="0 0 21600 21600" draw:type="rectangle" draw:enhanced-path="M 0 0 L 21600 0 21600 21600 0 21600 0 0 Z N"/>
          </draw:custom-shape>
        </draw:g>
        <draw:g draw:id="id7">
          <draw:custom-shape draw:style-name="gr1" draw:text-style-name="P1" draw:layer="layout" svg:width="3.5cm" svg:height="0.722cm" svg:x="3cm" svg:y="24cm">
            <text:p text:style-name="P1"><text:span text:style-name="T1">VOXB_TAG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5cm" svg:height="1.778cm" svg:x="3cm" svg:y="24.722cm">
            <text:p text:style-name="P3">TAGID</text:p>
            <text:p text:style-name="P3">ITEMID</text:p>
            <text:p text:style-name="P3">TAG</text:p>
            <draw:enhanced-geometry svg:viewBox="0 0 21600 21600" draw:type="rectangle" draw:enhanced-path="M 0 0 L 21600 0 21600 21600 0 21600 0 0 Z N"/>
          </draw:custom-shape>
        </draw:g>
        <draw:g draw:id="id1">
          <draw:custom-shape draw:style-name="gr1" draw:text-style-name="P1" draw:layer="layout" svg:width="5cm" svg:height="0.722cm" svg:x="8cm" svg:y="7cm">
            <text:p text:style-name="P1"><text:span text:style-name="T1">VOXB_USE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5cm" svg:height="4.778cm" svg:x="8cm" svg:y="7.722cm">
            <text:p text:style-name="P3">USERID</text:p>
            <text:p text:style-name="P3">ALIAS_NAME</text:p>
            <text:p text:style-name="P3">PROFILEURL</text:p>
            <text:p text:style-name="P3">USERIDENTIFIERVALUE</text:p>
            <text:p text:style-name="P3">USERIDENTIFIERTYPE</text:p>
            <text:p text:style-name="P3">IDENTITYPROVIDER</text:p>
            <text:p text:style-name="P3">INSTITUTIONNAME</text:p>
            <text:p text:style-name="P3">CREATION_DATE</text:p>
            <text:p text:style-name="P3">MODIFICATION_DATE</text:p>
            <text:p text:style-name="P3">DISABLED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2" draw:layer="layout" svg:x1="13cm" svg:y1="9.75cm" svg:x2="16.5cm" svg:y2="6cm" draw:start-shape="id1" draw:end-shape="id2" draw:end-glue-point="2" svg:d="m13000 9750h3500v-3750">
          <text:p/>
        </draw:connector>
        <draw:connector draw:style-name="gr3" draw:text-style-name="P2" draw:layer="layout" svg:x1="10.5cm" svg:y1="14.5cm" svg:x2="10.5cm" svg:y2="12.5cm" draw:start-shape="id3" draw:start-glue-point="0" draw:end-shape="id1" draw:end-glue-point="2" svg:d="m10500 14500v-2000">
          <text:p/>
        </draw:connector>
        <draw:connector draw:style-name="gr3" draw:text-style-name="P2" draw:layer="layout" svg:x1="8cm" svg:y1="16.75cm" svg:x2="6.5cm" svg:y2="16.75cm" draw:start-shape="id3" draw:start-glue-point="3" draw:end-shape="id4" draw:end-glue-point="1" svg:d="m8000 16750h-1500">
          <text:p/>
        </draw:connector>
        <draw:connector draw:style-name="gr3" draw:text-style-name="P2" draw:layer="layout" svg:x1="14.5cm" svg:y1="24cm" svg:x2="10.5cm" svg:y2="19cm" draw:start-shape="id5" draw:start-glue-point="0" draw:end-shape="id3" draw:end-glue-point="2" svg:d="m14500 24000v-2500h-4000v-2500">
          <text:p/>
        </draw:connector>
        <draw:connector draw:style-name="gr3" draw:text-style-name="P2" draw:layer="layout" svg:x1="9.5cm" svg:y1="24cm" svg:x2="10.5cm" svg:y2="19cm" draw:start-shape="id6" draw:start-glue-point="0" draw:end-shape="id3" draw:end-glue-point="2" svg:d="m9500 24000v-2500h1000v-2500">
          <text:p/>
        </draw:connector>
        <draw:connector draw:style-name="gr3" draw:text-style-name="P2" draw:layer="layout" svg:x1="4.75cm" svg:y1="24cm" svg:x2="10.5cm" svg:y2="19cm" draw:start-shape="id7" draw:start-glue-point="0" draw:end-shape="id3" draw:end-glue-point="2" svg:d="m4750 24000v-2500h5750v-2500">
          <text:p/>
        </draw:connector>
        <draw:connector draw:style-name="gr3" draw:text-style-name="P2" draw:layer="layout" draw:line-skew="0.25cm" svg:x1="18cm" svg:y1="14cm" svg:x2="10.5cm" svg:y2="12.5cm" draw:start-shape="id8" draw:start-glue-point="0" draw:end-shape="id1" draw:end-glue-point="2" svg:d="m18000 14000v-500h-7500v-1000">
          <text:p/>
        </draw:connector>
        <draw:frame draw:style-name="gr4" draw:text-style-name="P4" draw:layer="layout" svg:width="0.739cm" svg:height="0.725cm" svg:x="13cm" svg:y="9cm">
          <draw:text-box>
            <text:p text:style-name="P4"><text:span text:style-name="T3">1</text:span></text:p>
          </draw:text-box>
        </draw:frame>
        <draw:frame draw:style-name="gr4" draw:text-style-name="P4" draw:layer="layout" svg:width="0.739cm" svg:height="0.725cm" svg:x="16.5cm" svg:y="6cm">
          <draw:text-box>
            <text:p text:style-name="P4"><text:span text:style-name="T3">1</text:span></text:p>
          </draw:text-box>
        </draw:frame>
        <draw:frame draw:style-name="gr4" draw:text-style-name="P4" draw:layer="layout" svg:width="0.739cm" svg:height="0.725cm" svg:x="10.5cm" svg:y="12.5cm">
          <draw:text-box>
            <text:p text:style-name="P4"><text:span text:style-name="T3">1</text:span></text:p>
          </draw:text-box>
        </draw:frame>
        <draw:frame draw:style-name="gr4" draw:text-style-name="P4" draw:layer="layout" svg:width="0.739cm" svg:height="0.725cm" svg:x="6.5cm" svg:y="16cm">
          <draw:text-box>
            <text:p text:style-name="P4"><text:span text:style-name="T3">1</text:span></text:p>
          </draw:text-box>
        </draw:frame>
        <draw:frame draw:style-name="gr4" draw:text-style-name="P4" draw:layer="layout" svg:width="0.739cm" svg:height="0.725cm" svg:x="10.5cm" svg:y="19cm">
          <draw:text-box>
            <text:p text:style-name="P4"><text:span text:style-name="T3">1</text:span></text:p>
          </draw:text-box>
        </draw:frame>
        <draw:frame draw:style-name="gr4" draw:text-style-name="P4" draw:layer="layout" svg:width="0.667cm" svg:height="0.725cm" svg:x="18cm" svg:y="13.275cm">
          <draw:text-box>
            <text:p text:style-name="P4"><text:span text:style-name="T3">*</text:span></text:p>
          </draw:text-box>
        </draw:frame>
        <draw:frame draw:style-name="gr4" draw:text-style-name="P4" draw:layer="layout" svg:width="0.667cm" svg:height="0.725cm" svg:x="10.5cm" svg:y="14cm">
          <draw:text-box>
            <text:p text:style-name="P4"><text:span text:style-name="T3">*</text:span></text:p>
          </draw:text-box>
        </draw:frame>
        <draw:frame draw:style-name="gr4" draw:text-style-name="P4" draw:layer="layout" svg:width="0.667cm" svg:height="0.725cm" svg:x="7.5cm" svg:y="16cm">
          <draw:text-box>
            <text:p text:style-name="P4"><text:span text:style-name="T3">*</text:span></text:p>
          </draw:text-box>
        </draw:frame>
        <draw:frame draw:style-name="gr5" draw:text-style-name="P4" draw:layer="layout" svg:width="0.667cm" svg:height="0.725cm" svg:x="4.833cm" svg:y="23.275cm">
          <draw:text-box>
            <text:p text:style-name="P4"><text:span text:style-name="T3">*</text:span></text:p>
          </draw:text-box>
        </draw:frame>
        <draw:frame draw:style-name="gr4" draw:text-style-name="P4" draw:layer="layout" svg:width="0.667cm" svg:height="0.725cm" svg:x="9.5cm" svg:y="23.275cm">
          <draw:text-box>
            <text:p text:style-name="P4"><text:span text:style-name="T3">*</text:span></text:p>
          </draw:text-box>
        </draw:frame>
        <draw:frame draw:style-name="gr4" draw:text-style-name="P4" draw:layer="layout" svg:width="0.667cm" svg:height="0.725cm" svg:x="14.5cm" svg:y="23.275cm">
          <draw:text-box>
            <text:p text:style-name="P4"><text:span text:style-name="T3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0T08:24:38</meta:creation-date>
    <dc:date>2010-11-10T09:22:25</dc:date>
    <meta:editing-duration>PT00H10M45S</meta:editing-duration>
    <meta:editing-cycles>1</meta:editing-cycles>
    <meta:document-statistic meta:object-count="45"/>
    <meta:generator>OpenOffice.org/3.2$Linux OpenOffice.org_project/320m19$Build-9505</meta:generator>
  </office:meta>
</office:document-meta>
</file>